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1494e" officeooo:paragraph-rsid="0001494e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01494e" officeooo:paragraph-rsid="0001494e" style:font-size-asian="21pt" style:font-size-complex="2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officeooo:rsid="0001494e" officeooo:paragraph-rsid="0001494e" style:font-size-asian="21pt" style:font-size-complex="2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4pt" officeooo:rsid="0001494e" officeooo:paragraph-rsid="0001494e" style:font-size-asian="21pt" style:font-size-complex="24pt"/>
    </style:style>
    <style:style style:name="P5" style:family="paragraph" style:parent-style-name="Header">
      <style:text-properties officeooo:rsid="0001494e" officeooo:paragraph-rsid="0001494e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text-position="super 58%" fo:font-size="12pt" style:font-size-asian="10.5pt" style:font-size-complex="12pt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for Group 1;</text:p>
      <text:p text:style-name="P1"><text:span text:style-name="T1">Lab 3</text:span></text:p>
      <text:p text:style-name="P2"><text:span text:style-name="T2"/></text:p>
      <text:p text:style-name="P2"><text:span text:style-name="T2">This lab too place on Tuesday the 26</text:span><text:span text:style-name="T3">th</text:span><text:span text:style-name="T2"> of September, 2017.</text:span></text:p>
      <text:p text:style-name="P2"><text:span text:style-name="T2"/></text:p>
      <text:p text:style-name="P2"><text:span text:style-name="T2">What happened:</text:span></text:p>
      <text:list xml:id="list6384466721297913689" text:style-name="L1">
        <text:list-item>
          <text:p text:style-name="P3"><text:span text:style-name="T2">The team sat through a tutorial on Git by Akshay</text:span></text:p>
        </text:list-item>
        <text:list-item>
          <text:p text:style-name="P3"><text:span text:style-name="T2">The team clarified the coding conventions document and presented it to the professor</text:span></text:p>
        </text:list-item>
        <text:list-item>
          <text:p text:style-name="P3"><text:span text:style-name="T2">The professor gave the code to refactor to the team</text:span></text:p>
        </text:list-item>
        <text:list-item>
          <text:p text:style-name="P3"><text:span text:style-name="T2">The team divided the code into pieces to refactor individually.</text:span></text:p>
        </text:list-item>
      </text:list>
      <text:p text:style-name="P2"><text:span text:style-name="T2"/></text:p>
      <text:p text:style-name="P2"><text:span text:style-name="T2">Tasks completed in the lab:</text:span></text:p>
      <text:list xml:id="list4765847304782231834" text:style-name="L2">
        <text:list-item>
          <text:p text:style-name="P4"><text:span text:style-name="T2">Learned about Git</text:span></text:p>
        </text:list-item>
        <text:list-item>
          <text:p text:style-name="P4"><text:span text:style-name="T2">Clarified the coding conventions</text:span></text:p>
        </text:list-item>
        <text:list-item>
          <text:p text:style-name="P4"><text:span text:style-name="T2">Divided code for refactor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494e" officeooo:paragraph-rsid="0001494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icholas Skoretz<text:tab/>CIS3250<text:tab/>2017-09-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16:37.510173687</meta:creation-date>
    <dc:date>2017-10-17T13:25:34.321949045</dc:date>
    <meta:editing-duration>PT8M57S</meta:editing-duration>
    <meta:editing-cycles>1</meta:editing-cycles>
    <meta:document-statistic meta:table-count="0" meta:image-count="0" meta:object-count="0" meta:page-count="1" meta:paragraph-count="13" meta:word-count="89" meta:character-count="489" meta:non-whitespace-character-count="420"/>
    <meta:generator>LibreOffice/5.1.6.2$Linux_X86_64 LibreOffice_project/10m0$Build-2</meta:generator>
  </office:meta>
</office:document-meta>
</file>